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ff3333" draw:textarea-horizontal-align="justify" draw:textarea-vertical-align="middle" draw:auto-grow-height="false" fo:min-height="2.98cm" fo:min-width="4.286cm"/>
    </style:style>
    <style:style style:name="pr1" style:family="presentation" style:parent-style-name="Predefinito-title">
      <style:graphic-properties fo:min-height="10.763cm"/>
    </style:style>
    <style:style style:name="pr2" style:family="presentation" style:parent-style-name="Predefinito-subtitle">
      <style:graphic-properties draw:fill-color="#ffffff" fo:min-height="5.093cm"/>
    </style:style>
    <style:style style:name="pr3" style:family="presentation" style:parent-style-name="Predefinito-notes">
      <style:graphic-properties draw:fill-color="#ffffff" fo:min-height="13.364cm"/>
    </style:style>
    <style:style style:name="pr4" style:family="presentation" style:parent-style-name="Predefinito-title">
      <style:graphic-properties fo:min-height="3.506cm"/>
    </style:style>
    <style:style style:name="pr5" style:family="presentation" style:parent-style-name="Predefinito-outline1">
      <style:graphic-properties fo:min-height="11.929cm"/>
    </style:style>
    <style:style style:name="pr6" style:family="presentation" style:parent-style-name="Predefinito-outline1">
      <style:graphic-properties draw:textarea-vertical-align="middle" fo:min-height="11.929cm"/>
    </style:style>
    <style:style style:name="P1" style:family="paragraph">
      <style:paragraph-properties fo:text-align="start"/>
    </style:style>
    <style:style style:name="P2" style:family="paragraph">
      <style:paragraph-properties fo:text-align="end"/>
    </style:style>
    <style:style style:name="P3" style:family="paragraph">
      <loext:graphic-properties draw:fill-color="#ffffff"/>
      <style:paragraph-properties fo:text-align="start"/>
    </style:style>
    <style:style style:name="P4" style:family="paragraph">
      <loext:graphic-properties draw:fill-color="#ffffff"/>
    </style:style>
    <style:style style:name="P5" style:family="paragraph">
      <style:paragraph-properties fo:text-align="center"/>
      <style:text-properties fo:font-size="26pt"/>
    </style:style>
    <style:style style:name="P6" style:family="paragraph">
      <loext:graphic-properties draw:fill-color="#ff3333"/>
      <style:paragraph-properties fo:text-align="center"/>
      <style:text-properties fo:font-size="26pt"/>
    </style:style>
    <style:style style:name="P7" style:family="paragraph">
      <loext:graphic-properties draw:fill-color="#ffffff"/>
      <style:text-properties fo:font-size="20pt"/>
    </style:style>
    <style:style style:name="P8" style:family="paragraph">
      <style:paragraph-properties fo:text-align="center"/>
    </style:style>
    <style:style style:name="P9" style:family="paragraph">
      <style:paragraph-properties fo:margin-left="0cm" fo:margin-right="0cm" fo:text-indent="0cm"/>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26pt" style:font-size-asian="26pt" style:font-size-complex="26pt"/>
    </style:style>
    <style:style style:name="T3" style:family="text">
      <style:text-properties fo:font-size="24pt" style:font-size-asian="24pt" style:font-size-complex="24pt"/>
    </style:style>
    <style:style style:name="T4" style:family="text">
      <style:text-properties fo:font-size="16pt" fo:font-style="italic" style:font-size-asian="16pt" style:font-style-asian="italic" style:font-size-complex="16pt"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ize="20pt" fo:font-weight="bold" style:font-size-asian="20pt" style:font-weight-asian="bold" style:font-size-complex="20pt" style:font-weight-complex="bold"/>
    </style:style>
    <style:style style:name="T8" style:family="text">
      <style:text-properties fo:font-size="20pt" style:font-size-asian="20pt" style:font-size-complex="20pt"/>
    </style:style>
    <style:style style:name="T9" style:family="text">
      <style:text-properties fo:font-size="20pt" fo:font-style="italic" style:font-size-asian="20pt" style:font-style-asian="italic" style:font-size-complex="20pt" style:font-style-complex="italic"/>
    </style:style>
    <style:style style:name="T10" style:family="text">
      <style:text-properties fo:font-weight="bold" style:font-weight-asian="bold" style:font-weight-complex="bold"/>
    </style:style>
    <style:style style:name="T11" style:family="text">
      <style:text-properties fo:background-color="transparent"/>
    </style:style>
    <style:style style:name="T12" style:family="text">
      <style:text-properties fo:font-weight="normal" style:font-weight-asian="normal" style:font-weight-complex="normal"/>
    </style:style>
    <style:style style:name="T13" style:family="text">
      <style:text-properties style:font-name="FreeMono" fo:font-weight="bold" style:font-weight-asian="bold" style:font-weight-complex="bold"/>
    </style:style>
    <style:style style:name="T14" style:family="text">
      <style:text-properties style:font-name="Liberation Sans1" fo:font-weight="normal" style:font-weight-asian="normal" style:font-weight-complex="normal"/>
    </style:style>
    <style:style style:name="T15" style:family="text">
      <style:text-properties style:font-name="FreeMono"/>
    </style:style>
    <style:style style:name="T16" style:family="text">
      <style:text-properties fo:font-size="54pt" style:font-size-asian="54pt" style:font-size-complex="5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presentation:style-name="pr1" draw:layer="layout" svg:width="25.199cm" svg:height="10.763cm" svg:x="1.4cm" svg:y="0.837cm" presentation:class="title" presentation:user-transformed="true">
          <draw:text-box>
            <text:p>Creare un <text:span text:style-name="T1">bot</text:span> su Telegram<text:line-break/><text:span text:style-name="T2">(utilizzando un Raspberry Pi)</text:span> </text:p>
          </draw:text-box>
        </draw:frame>
        <draw:frame presentation:style-name="pr2" draw:text-style-name="P3" draw:layer="layout" svg:width="25.199cm" svg:height="5.37cm" svg:x="1.4cm" svg:y="11.861cm" presentation:class="subtitle" presentation:user-transformed="true">
          <draw:text-box>
            <text:p text:style-name="P1">Linux Day 2016 – Torino</text:p>
            <text:p text:style-name="P1">22/10/2016</text:p>
            <text:p text:style-name="P1"/>
            <text:p text:style-name="P1"><text:span text:style-name="T3">di Francesco Tucci</text:span></text:p>
            <text:p text:style-name="P2"><text:span text:style-name="T4">Avete domande? Tenetele in caldo per la fine del talk</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4" draw:layer="layout" svg:width="25.199cm" svg:height="3.506cm" svg:x="1.4cm" svg:y="0.837cm" presentation:class="title" presentation:user-transformed="true">
          <draw:text-box>
            <text:p>Prerequitisiti <text:line-break/><text:span text:style-name="T2">(= cosa dovete conoscere per non impazzire in questo talk)</text:span></text:p>
          </draw:text-box>
        </draw:frame>
        <draw:frame presentation:style-name="pr5" draw:layer="layout" svg:width="25.199cm" svg:height="12.179cm" svg:x="1.4cm" svg:y="4.914cm" presentation:class="outline">
          <draw:text-box>
            <text:list text:style-name="L2">
              <text:list-item>
                <text:p>Fondamenti di utilizzo shell di Linux</text:p>
              </text:list-item>
              <text:list-item>
                <text:p>Le basi della programmazione</text:p>
              </text:list-item>
              <text:list-item>
                <text:p>Utilizzo instant messenger (tipo WhatsApp)</text:p>
              </text:list-item>
              <text:list-item>
                <text:p>Un po’ di conoscenza di reti e Internet</text:p>
              </text:list-item>
              <text:list-item>
                <text:p>Avere voglia di imparare</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4" draw:layer="layout" svg:width="25.199cm" svg:height="3.506cm" svg:x="1.4cm" svg:y="0.837cm" presentation:class="title">
          <draw:text-box>
            <text:p>Cos’è un <text:span text:style-name="T1">bot</text:span>?</text:p>
          </draw:text-box>
        </draw:frame>
        <draw:frame presentation:style-name="pr5" draw:layer="layout" svg:width="25.199cm" svg:height="12.179cm" svg:x="1.4cm" svg:y="4.914cm" presentation:class="outline">
          <draw:text-box>
            <text:list text:style-name="L2">
              <text:list-item>
                <text:p><text:span text:style-name="T5">bot</text:span> sta per <text:span text:style-name="T6">ro</text:span><text:span text:style-name="T5">bot</text:span></text:p>
              </text:list-item>
              <text:list-item>
                <text:p>È un sistema automatico specializzato che risponde a richieste degli utenti</text:p>
                <text:list>
                  <text:list-item>
                    <text:p>Sistema di GTT per l’arrivo dei mezzi in fermata</text:p>
                  </text:list-item>
                  <text:list-item>
                    <text:p>Mini GdR testuale</text:p>
                  </text:list-item>
                  <text:list-item>
                    <text:p>… (ce ne sono tantissimi!!)</text:p>
                  </text:list-item>
                </text:list>
              </text:list-item>
              <text:list-item>
                <text:p>Deve essere, preferibilmente, sempre attivo e connesso ad Internet</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4" draw:layer="layout" svg:width="25.199cm" svg:height="3.506cm" svg:x="1.4cm" svg:y="0.837cm" presentation:class="title">
          <draw:text-box>
            <text:p>Cos’è <text:span text:style-name="T1">Telegram</text:span>?</text:p>
          </draw:text-box>
        </draw:frame>
        <draw:frame presentation:style-name="pr5" draw:layer="layout" svg:width="25.199cm" svg:height="12.179cm" svg:x="1.4cm" svg:y="4.914cm" presentation:class="outline">
          <draw:text-box>
            <text:list text:style-name="L2">
              <text:list-item>
                <text:p>Sistema di messaggistica istantanea (IM)</text:p>
              </text:list-item>
              <text:list-item>
                <text:p>Open Source</text:p>
              </text:list-item>
              <text:list-item>
                <text:p>Gratuito</text:p>
              </text:list-item>
              <text:list-item>
                <text:p>Disponibilità delle API (Application Program Interface) aperte a tutti</text:p>
              </text:list-item>
              <text:list-item>
                <text:p>Client per ogni piattaforma</text:p>
              </text:list-item>
              <text:list-item>
                <text:p>Si basa sul numero di <text:line-break/>cellulare, ma si può non<text:line-break/>distribuire ad altri utenti</text:p>
              </text:list-item>
            </text:list>
          </draw:text-box>
        </draw:frame>
        <draw:custom-shape draw:style-name="gr2" draw:text-style-name="P6" draw:layer="layout" svg:width="11.8cm" svg:height="8cm" svg:x="15.4cm" svg:y="12cm">
          <text:p text:style-name="P5">E’ un’ottima </text:p>
          <text:p text:style-name="P5">alternativa </text:p>
          <text:p text:style-name="P5">a WhatsApp! </text:p>
          <text:p text:style-name="P5">Provatelo!</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4" draw:layer="layout" svg:width="25.199cm" svg:height="3.506cm" svg:x="1.4cm" svg:y="0.837cm" presentation:class="title">
          <draw:text-box>
            <text:p>Cos’è il <text:span text:style-name="T1">Raspberry Pi</text:span>?</text:p>
          </draw:text-box>
        </draw:frame>
        <draw:frame presentation:style-name="pr5" draw:layer="layout" svg:width="25.199cm" svg:height="12.179cm" svg:x="1.4cm" svg:y="4.914cm" presentation:class="outline">
          <draw:text-box>
            <text:list text:style-name="L2">
              <text:list-item>
                <text:p>Un computer grande come una carta di credito</text:p>
              </text:list-item>
              <text:list-item>
                <text:p>Costa poco: circa 35€</text:p>
              </text:list-item>
              <text:list-item>
                <text:p>Ne hanno venduti più di 10 milioni</text:p>
              </text:list-item>
              <text:list-item>
                <text:p>Consuma (e scalda) poco: &lt;20W</text:p>
              </text:list-item>
              <text:list-item>
                <text:p>Basato su un SoC (System on a Chip) su piattaforma hardware ARM</text:p>
              </text:list-item>
              <text:list-item>
                <text:p>Si può installare Linux (Anche Windows dal Pi3)</text:p>
              </text:list-item>
              <text:list-item>
                <text:p>La versione Pi3 ha anche WiFi e Bluetooth</text:p>
                <text:p/>
                <text:p><text:span text:style-name="T7">Nota:</text:span><text:span text:style-name="T8"> </text:span><text:span text:style-name="T9">un bot di telegram può essere creato ovunque, non solo su un Raspberry Pi</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4" draw:layer="layout" svg:width="25.199cm" svg:height="3.506cm" svg:x="1.4cm" svg:y="0.837cm" presentation:class="title">
          <draw:text-box>
            <text:p>Come creo un bot su Telegram?</text:p>
          </draw:text-box>
        </draw:frame>
        <draw:frame presentation:style-name="pr5" draw:layer="layout" svg:width="25.199cm" svg:height="12.179cm" svg:x="1.4cm" svg:y="4.914cm" presentation:class="outline">
          <draw:text-box>
            <text:list text:style-name="L2">
              <text:list-item>
                <text:p>Devi essere iscritto a Telegram (ovviamente)</text:p>
              </text:list-item>
              <text:list-item>
                <text:p>Usi il loro bot apposito “The Bot Father” (sono dei geni!) per la creazione.</text:p>
                <text:p/>
                <text:p><text:span text:style-name="T5">[Qui logo del bot e locandina del film]</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4" draw:layer="layout" svg:width="25.199cm" svg:height="3.506cm" svg:x="1.4cm" svg:y="0.837cm" presentation:class="title">
          <draw:text-box>
            <text:p>Dati del bot</text:p>
          </draw:text-box>
        </draw:frame>
        <draw:frame presentation:style-name="pr5" draw:layer="layout" svg:width="25.199cm" svg:height="12.179cm" svg:x="1.4cm" svg:y="4.914cm" presentation:class="outline" presentation:user-transformed="true">
          <draw:text-box>
            <text:list text:style-name="L2">
              <text:list-item>
                <text:p>Il bot deve avere un nome che termina con “<text:span text:style-name="T10">bot</text:span>” o “<text:span text:style-name="T10">_bot</text:span>”</text:p>
                <text:list>
                  <text:list-item>
                    <text:p><text:span text:style-name="T11">OK:</text:span> “Il_mio_bot”, “Francescobot”</text:p>
                  </text:list-item>
                  <text:list-item>
                    <text:p>NO: “bot_di_Marco”, “unBotMoltoBello”</text:p>
                  </text:list-item>
                </text:list>
              </text:list-item>
              <text:list-item>
                <text:p>Il sistema ci restituisce una chiave di autenticazione che è privata e <text:span text:style-name="T10">non deve mai essere comunicata a nessuno</text:span></text:p>
              </text:list-item>
              <text:list-item>
                <text:p><text:span text:style-name="T12">Usando The Bot Father si può anche definire un avatar per il bot stesso</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4" draw:layer="layout" svg:width="25.199cm" svg:height="3.506cm" svg:x="1.4cm" svg:y="0.837cm" presentation:class="title">
          <draw:text-box>
            <text:p>Caratteristiche basilari dei bot</text:p>
          </draw:text-box>
        </draw:frame>
        <draw:frame presentation:style-name="pr5" draw:layer="layout" svg:width="25.199cm" svg:height="12.179cm" svg:x="1.4cm" svg:y="4.914cm" presentation:class="outline">
          <draw:text-box>
            <text:list text:style-name="L2">
              <text:list-item>
                <text:p>Sono pubblici e ricercabili (eventuali blocchi per renderli privati vanno gestiti via software)</text:p>
              </text:list-item>
              <text:list-item>
                <text:p>Per interagire si usano i comandi preceduti da “/” come ad esempio il primo comando standard per iniziare a interagire con un bot è “<text:span text:style-name="T10">/start</text:span>”</text:p>
              </text:list-item>
              <text:list-item>
                <text:p>La lista dei comandi può essere aggiunta usando The Bot Father con il comando e la descrizione</text:p>
              </text:list-item>
              <text:list-item>
                <text:p>Si possono creare delle tastiere a tema per le attività (è una cosa dannatamente comoda)</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4" draw:layer="layout" svg:width="25.199cm" svg:height="3.506cm" svg:x="1.4cm" svg:y="0.837cm" presentation:class="title">
          <draw:text-box>
            <text:p>Python</text:p>
          </draw:text-box>
        </draw:frame>
        <draw:frame presentation:style-name="pr5" draw:layer="layout" svg:width="25.199cm" svg:height="12.179cm" svg:x="1.4cm" svg:y="4.914cm" presentation:class="outline">
          <draw:text-box>
            <text:list text:style-name="L2">
              <text:list-header>
                <text:p>Prima di iniziare a programmare il bot, dobbiamo imparare ad usare Pyton, un linguaggio di programmazione <text:span text:style-name="T10">moderno</text:span>, <text:span text:style-name="T10">facile</text:span>, da non compilare, disponibile <text:span text:style-name="T10">su ogni piattaforma</text:span> e con un sacco di <text:span text:style-name="T10">librerie aggiuntive</text:span></text:p>
              </text:list-header>
              <text:list-item>
                <text:p>Imparare a programmare su Linux</text:p>
                <text:list>
                  <text:list-item>
                    <text:p>In shell</text:p>
                  </text:list-item>
                  <text:list-item>
                    <text:p>In GUI</text:p>
                  </text:list-item>
                  <text:list-item>
                    <text:p>Da un altro PC via FTP o SCP con un editor di testo con funzionalità avanzate (Atom, Komodo, ...)</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4" draw:layer="layout" svg:width="25.199cm" svg:height="3.506cm" svg:x="1.4cm" svg:y="0.837cm" presentation:class="title">
          <draw:text-box>
            <text:p>Telepot</text:p>
          </draw:text-box>
        </draw:frame>
        <draw:frame presentation:style-name="pr5" draw:layer="layout" svg:width="25.199cm" svg:height="13.286cm" svg:x="1.4cm" svg:y="4.914cm" presentation:class="outline" presentation:user-transformed="true">
          <draw:text-box>
            <text:list text:style-name="L2">
              <text:list-item>
                <text:p>Libreria per Python che permette di gestire un bot creato su Telegram</text:p>
              </text:list-item>
              <text:list-item>
                <text:p>Si installa con il comando </text:p>
                <text:p text:style-name="P8"><text:span text:style-name="T13">sudo pip install telepot</text:span></text:p>
              </text:list-item>
              <text:list-item>
                <text:p text:style-name="P1"><text:span text:style-name="T14">Facile!</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4" draw:layer="layout" svg:width="25.199cm" svg:height="3.506cm" svg:x="1.4cm" svg:y="0.837cm" presentation:class="title">
          <draw:text-box>
            <text:p>Il programma base</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4" draw:layer="layout" svg:width="25.199cm" svg:height="3.506cm" svg:x="1.4cm" svg:y="0.837cm" presentation:class="title">
          <draw:text-box>
            <text:p>Gestire un comando</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4" draw:layer="layout" svg:width="25.199cm" svg:height="3.506cm" svg:x="1.4cm" svg:y="0.837cm" presentation:class="title">
          <draw:text-box>
            <text:p>Dare una risposta</text:p>
          </draw:text-box>
        </draw:frame>
        <draw:frame presentation:style-name="pr5" draw:layer="layout" svg:width="25.199cm" svg:height="12.179cm" svg:x="1.4cm" svg:y="4.914cm" presentation:class="outline">
          <draw:text-box>
            <text:list text:style-name="L2">
              <text:list-item>
                <text:p>Messaggio</text:p>
              </text:list-item>
              <text:list-item>
                <text:p>Emoticons</text:p>
              </text:list-item>
              <text:list-item>
                <text:p>Destinatario</text:p>
              </text:list-item>
              <text:list-item>
                <text:p>Tastiera</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4" draw:layer="layout" svg:width="25.199cm" svg:height="3.506cm" svg:x="1.4cm" svg:y="0.837cm" presentation:class="title">
          <draw:text-box>
            <text:p>Avviare il sistema al boot</text:p>
          </draw:text-box>
        </draw:frame>
        <draw:frame presentation:style-name="pr5" draw:layer="layout" svg:width="25.199cm" svg:height="12.179cm" svg:x="1.4cm" svg:y="4.914cm" presentation:class="outline">
          <draw:text-box>
            <text:list text:style-name="L2">
              <text:list-item>
                <text:p>Sistema facile: dal crontab del sistema con l’evento @boot</text:p>
              </text:list-item>
              <text:list-item>
                <text:p>Aprire il crontab con </text:p>
                <text:p text:style-name="P8"><text:span text:style-name="T15">crontab -e</text:span></text:p>
              </text:list-item>
              <text:list-item>
                <text:p text:style-name="P1">Aggiungere la riga</text:p>
                <text:p text:style-name="P8"><text:span text:style-name="T15">@boot python /percorso/miobot.py</text:span></text:p>
              </text:list-item>
              <text:list-item>
                <text:p>Redirigere l’otuput standard su file (è utile per il debug)</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redefinito" presentation:presentation-page-layout-name="AL2T1">
        <draw:frame presentation:style-name="pr4" draw:layer="layout" svg:width="25.199cm" svg:height="3.506cm" svg:x="1.4cm" svg:y="0.837cm" presentation:class="title">
          <draw:text-box>
            <text:p>E adesso… buon divertimento!</text:p>
          </draw:text-box>
        </draw:frame>
        <draw:frame presentation:style-name="pr6" draw:text-style-name="P9" draw:layer="layout" svg:width="25.199cm" svg:height="12.179cm" svg:x="1.4cm" svg:y="4.914cm" presentation:class="outline" presentation:user-transformed="true">
          <draw:text-box>
            <text:list text:style-name="L2">
              <text:list-header>
                <text:p text:style-name="P8"><text:span text:style-name="T16">Domande?</text:span></text:p>
                <text:p/>
                <text:p>Francesco Tucci</text:p>
                <text:p>www.iltucci.com</text:p>
                <text:p>Twitter: @cesco_78</text:p>
              </text:list-header>
            </text:list>
          </draw:text-box>
        </draw:frame>
        <presentation:notes draw:style-name="dp2">
          <draw:page-thumbnail draw:style-name="gr1"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redefinito" presentation:presentation-page-layout-name="AL2T1">
        <draw:frame presentation:style-name="pr4" draw:layer="layout" svg:width="25.199cm" svg:height="3.506cm" svg:x="1.4cm" svg:y="0.837cm" presentation:class="title">
          <draw:text-box>
            <text:p>Qualche link</text:p>
          </draw:text-box>
        </draw:frame>
        <draw:frame presentation:style-name="pr5" draw:layer="layout" svg:width="25.199cm" svg:height="12.179cm" svg:x="1.4cm" svg:y="4.914cm" presentation:class="outline">
          <draw:text-box>
            <text:list text:style-name="L2">
              <text:list-item>
                <text:p>API Telegram</text:p>
              </text:list-item>
              <text:list-item>
                <text:p>Python</text:p>
              </text:list-item>
              <text:list-item>
                <text:p>Telepot</text:p>
              </text:list-item>
              <text:list-item>
                <text:p>Raspberry Pi</text:p>
              </text:list-item>
              <text:list-item>
                <text:p>Il mio bot Telegram di domotica nel podcast GeekCookies</text:p>
              </text:list-item>
              <text:list-item>
                <text:p>Elenco bot di Telegram</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LD TO 2016</text:span></text:p>
          <text:p text:style-name="MP1"><text:span text:style-name="MT1">Creare un bot su Telegram</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9T14:38:03.963457648</meta:creation-date>
    <meta:generator>LibreOffice/5.1.4.2$Linux_X86_64 LibreOffice_project/10m0$Build-2</meta:generator>
    <dc:date>2016-09-19T16:34:01.993785636</dc:date>
    <meta:editing-duration>PT1H7M19S</meta:editing-duration>
    <meta:editing-cycles>11</meta:editing-cycles>
    <meta:document-statistic meta:object-count="86"/>
  </office:meta>
</office:document-meta>
</file>